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2.3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5" table:default-cell-style-name="ce48"/>
        <table:table-column table:style-name="co2" table:number-columns-repeated="90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 médi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Acerto médio</text:p>
          </table:table-cell>
          <table:covered-table-cell table:number-columns-repeated="3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40" office:value-type="string" calcext:value-type="string" table:number-columns-spanned="5" table:number-rows-spanned="1">
            <text:p>n</text:p>
          </table:table-cell>
          <table:covered-table-cell table:number-columns-repeated="2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1" office:value-type="float" office:value="500000000" calcext:value-type="float">
            <text:p>500000000</text:p>
          </table:table-cell>
          <table:table-cell table:style-name="ce11" table:formula="of:=[.B3]*2" office:value-type="float" office:value="1000000000" calcext:value-type="float">
            <text:p>1000000000</text:p>
          </table:table-cell>
          <table:table-cell table:style-name="ce11" table:formula="of:=[.C3]*2" office:value-type="float" office:value="2000000000" calcext:value-type="float">
            <text:p>2000000000</text:p>
          </table:table-cell>
          <table:table-cell table:style-name="ce11" table:formula="of:=[.D3]*2" office:value-type="float" office:value="4000000000" calcext:value-type="float">
            <text:p>4000000000</text:p>
          </table:table-cell>
          <table:table-cell table:style-name="ce11" table:formula="of:=[.E3]*2" office:value-type="float" office:value="8000000000" calcext:value-type="float">
            <text:p>800000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500000000" calcext:value-type="float">
            <text:p>500000000</text:p>
          </table:table-cell>
          <table:table-cell table:style-name="ce1" table:formula="of:=[.I3]*2" office:value-type="float" office:value="1000000000" calcext:value-type="float">
            <text:p>1000000000</text:p>
          </table:table-cell>
          <table:table-cell table:style-name="ce1" table:formula="of:=[.J3]*2" office:value-type="float" office:value="2000000000" calcext:value-type="float">
            <text:p>2000000000</text:p>
          </table:table-cell>
          <table:table-cell table:style-name="ce1" table:formula="of:=[.K3]*2" office:value-type="float" office:value="4000000000" calcext:value-type="float">
            <text:p>4000000000</text:p>
          </table:table-cell>
          <table:table-cell table:style-name="ce1" table:formula="of:=[.L3]*2" office:value-type="float" office:value="8000000000" calcext:value-type="float">
            <text:p>800000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41" office:value-type="float" office:value="500000000" calcext:value-type="float">
            <text:p>500000000</text:p>
          </table:table-cell>
          <table:table-cell table:style-name="ce41" table:formula="of:=[.P3]*2" office:value-type="float" office:value="1000000000" calcext:value-type="float">
            <text:p>1000000000</text:p>
          </table:table-cell>
          <table:table-cell table:style-name="ce41" table:formula="of:=[.Q3]*2" office:value-type="float" office:value="2000000000" calcext:value-type="float">
            <text:p>2000000000</text:p>
          </table:table-cell>
          <table:table-cell table:style-name="ce41" table:formula="of:=[.R3]*2" office:value-type="float" office:value="4000000000" calcext:value-type="float">
            <text:p>4000000000</text:p>
          </table:table-cell>
          <table:table-cell table:style-name="ce41" table:formula="of:=[.S3]*2" office:value-type="float" office:value="8000000000" calcext:value-type="float">
            <text:p>8000000000</text:p>
          </table:table-cell>
          <table:table-cell table:number-columns-repeated="9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10.0013106666667" calcext:value-type="float">
            <text:p>10,00131</text:p>
          </table:table-cell>
          <table:table-cell table:style-name="ce13" table:formula="of:=[$data.$E5]" office:value-type="float" office:value="19.8426776666667" calcext:value-type="float">
            <text:p>19,84268</text:p>
          </table:table-cell>
          <table:table-cell table:style-name="ce13" table:formula="of:=[$data.$E8]" office:value-type="float" office:value="39.6962803333333" calcext:value-type="float">
            <text:p>39,69628</text:p>
          </table:table-cell>
          <table:table-cell table:style-name="ce13" table:formula="of:=[$data.$E11]" office:value-type="float" office:value="78.9471363333333" calcext:value-type="float">
            <text:p>78,94714</text:p>
          </table:table-cell>
          <table:table-cell table:style-name="ce13" table:formula="of:=[$data.$E14]" office:value-type="float" office:value="156.781955333333" calcext:value-type="float">
            <text:p>156,78196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[$data.$G2]" office:value-type="float" office:value="3.141523" calcext:value-type="float">
            <text:p>3,14152</text:p>
          </table:table-cell>
          <table:table-cell table:style-name="ce18" table:formula="of:=[$data.$G5]" office:value-type="float" office:value="3.141563" calcext:value-type="float">
            <text:p>3,14156</text:p>
          </table:table-cell>
          <table:table-cell table:style-name="ce18" table:formula="of:=[$data.$G8]" office:value-type="float" office:value="3.141549" calcext:value-type="float">
            <text:p>3,14155</text:p>
          </table:table-cell>
          <table:table-cell table:style-name="ce18" table:formula="of:=[$data.$G11]" office:value-type="float" office:value="3.141611" calcext:value-type="float">
            <text:p>3,14161</text:p>
          </table:table-cell>
          <table:table-cell table:style-name="ce18" table:formula="of:=[$data.$G14]" office:value-type="float" office:value="3.141591" calcext:value-type="float">
            <text:p>3,14159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42" table:formula="of:=[$data.$K2]" office:value-type="float" office:value="392690406" calcext:value-type="float">
            <text:p>392690406</text:p>
          </table:table-cell>
          <table:table-cell table:style-name="ce42" table:formula="of:=[$data.$K5]" office:value-type="float" office:value="785390637" calcext:value-type="float">
            <text:p>785390637</text:p>
          </table:table-cell>
          <table:table-cell table:style-name="ce42" table:formula="of:=[$data.$K8]" office:value-type="float" office:value="1570774669" calcext:value-type="float">
            <text:p>1570774669</text:p>
          </table:table-cell>
          <table:table-cell table:style-name="ce42" table:formula="of:=[$data.$K11]" office:value-type="float" office:value="3141610668" calcext:value-type="float">
            <text:p>3141610668</text:p>
          </table:table-cell>
          <table:table-cell table:style-name="ce42" table:formula="of:=[$data.$K14]" office:value-type="float" office:value="6283181897" calcext:value-type="float">
            <text:p>6283181897</text:p>
          </table:table-cell>
          <table:table-cell table:number-columns-repeated="9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21.3246623333333" calcext:value-type="float">
            <text:p>21,32466</text:p>
          </table:table-cell>
          <table:table-cell table:style-name="ce14" table:formula="of:=[$data.$E20]" office:value-type="float" office:value="33.8543046666667" calcext:value-type="float">
            <text:p>33,85430</text:p>
          </table:table-cell>
          <table:table-cell table:style-name="ce14" table:formula="of:=[$data.$E23]" office:value-type="float" office:value="67.8232193333333" calcext:value-type="float">
            <text:p>67,82322</text:p>
          </table:table-cell>
          <table:table-cell table:style-name="ce14" table:formula="of:=[$data.$E26]" office:value-type="float" office:value="209.145781" calcext:value-type="float">
            <text:p>209,14578</text:p>
          </table:table-cell>
          <table:table-cell table:style-name="ce14" table:formula="of:=[$data.$E29]" office:value-type="float" office:value="346.971149333333" calcext:value-type="float">
            <text:p>346,9711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[$data.$G17]" office:value-type="float" office:value="1.96683733333333" calcext:value-type="float">
            <text:p>1,96684</text:p>
          </table:table-cell>
          <table:table-cell table:style-name="ce19" table:formula="of:=[$data.$G20]" office:value-type="float" office:value="1.93302033333333" calcext:value-type="float">
            <text:p>1,93302</text:p>
          </table:table-cell>
          <table:table-cell table:style-name="ce19" table:formula="of:=[$data.$G23]" office:value-type="float" office:value="1.92702566666667" calcext:value-type="float">
            <text:p>1,92703</text:p>
          </table:table-cell>
          <table:table-cell table:style-name="ce19" table:formula="of:=[$data.$G26]" office:value-type="float" office:value="1.99933433333333" calcext:value-type="float">
            <text:p>1,99933</text:p>
          </table:table-cell>
          <table:table-cell table:style-name="ce19" table:formula="of:=[$data.$G29]" office:value-type="float" office:value="1.98201533333333" calcext:value-type="float">
            <text:p>1,9820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43" table:formula="of:=[$data.$K17]" office:value-type="float" office:value="245854667.666667" calcext:value-type="float">
            <text:p>245854668</text:p>
          </table:table-cell>
          <table:table-cell table:style-name="ce43" table:formula="of:=[$data.$K20]" office:value-type="float" office:value="483255114.666667" calcext:value-type="float">
            <text:p>483255115</text:p>
          </table:table-cell>
          <table:table-cell table:style-name="ce43" table:formula="of:=[$data.$K23]" office:value-type="float" office:value="963512878" calcext:value-type="float">
            <text:p>963512878</text:p>
          </table:table-cell>
          <table:table-cell table:style-name="ce43" table:formula="of:=[$data.$K26]" office:value-type="float" office:value="1999334399" calcext:value-type="float">
            <text:p>1999334399</text:p>
          </table:table-cell>
          <table:table-cell table:style-name="ce43" table:formula="of:=[$data.$K29]" office:value-type="float" office:value="3964031048.33333" calcext:value-type="float">
            <text:p>3964031048</text:p>
          </table:table-cell>
          <table:table-cell table:number-columns-repeated="90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6.254952" calcext:value-type="float">
            <text:p>16,25495</text:p>
          </table:table-cell>
          <table:table-cell table:style-name="ce13" table:formula="of:=[$data.$E35]" office:value-type="float" office:value="48.146012" calcext:value-type="float">
            <text:p>48,14601</text:p>
          </table:table-cell>
          <table:table-cell table:style-name="ce13" table:formula="of:=[$data.$E38]" office:value-type="float" office:value="96.544517" calcext:value-type="float">
            <text:p>96,54452</text:p>
          </table:table-cell>
          <table:table-cell table:style-name="ce13" table:formula="of:=[$data.$E41]" office:value-type="float" office:value="127.553671" calcext:value-type="float">
            <text:p>127,55367</text:p>
          </table:table-cell>
          <table:table-cell table:style-name="ce13" table:formula="of:=[$data.$E44]" office:value-type="float" office:value="382.165046" calcext:value-type="float">
            <text:p>382,16505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[$data.$G32]" office:value-type="float" office:value="1.44475966666667" calcext:value-type="float">
            <text:p>1,44476</text:p>
          </table:table-cell>
          <table:table-cell table:style-name="ce18" table:formula="of:=[$data.$G35]" office:value-type="float" office:value="1.54013533333333" calcext:value-type="float">
            <text:p>1,54014</text:p>
          </table:table-cell>
          <table:table-cell table:style-name="ce18" table:formula="of:=[$data.$G38]" office:value-type="float" office:value="1.45907666666667" calcext:value-type="float">
            <text:p>1,45908</text:p>
          </table:table-cell>
          <table:table-cell table:style-name="ce18" table:formula="of:=[$data.$G41]" office:value-type="float" office:value="1.46103466666667" calcext:value-type="float">
            <text:p>1,46103</text:p>
          </table:table-cell>
          <table:table-cell table:style-name="ce18" table:formula="of:=[$data.$G44]" office:value-type="float" office:value="1.45886766666667" calcext:value-type="float">
            <text:p>1,45887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42" table:formula="of:=[$data.$K32]" office:value-type="float" office:value="180594949.666667" calcext:value-type="float">
            <text:p>180594950</text:p>
          </table:table-cell>
          <table:table-cell table:style-name="ce42" table:formula="of:=[$data.$K35]" office:value-type="float" office:value="385033878.333333" calcext:value-type="float">
            <text:p>385033878</text:p>
          </table:table-cell>
          <table:table-cell table:style-name="ce42" table:formula="of:=[$data.$K38]" office:value-type="float" office:value="729538452.333333" calcext:value-type="float">
            <text:p>729538452</text:p>
          </table:table-cell>
          <table:table-cell table:style-name="ce42" table:formula="of:=[$data.$K41]" office:value-type="float" office:value="1461034653" calcext:value-type="float">
            <text:p>1461034653</text:p>
          </table:table-cell>
          <table:table-cell table:style-name="ce42" table:formula="of:=[$data.$K44]" office:value-type="float" office:value="2917735191.33333" calcext:value-type="float">
            <text:p>2917735191</text:p>
          </table:table-cell>
          <table:table-cell table:number-columns-repeated="9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29.8474516666667" calcext:value-type="float">
            <text:p>29,84745</text:p>
          </table:table-cell>
          <table:table-cell table:style-name="ce14" table:formula="of:=[$data.$E50]" office:value-type="float" office:value="71.257599" calcext:value-type="float">
            <text:p>71,25760</text:p>
          </table:table-cell>
          <table:table-cell table:style-name="ce14" table:formula="of:=[$data.$E53]" office:value-type="float" office:value="95.4142063333333" calcext:value-type="float">
            <text:p>95,41421</text:p>
          </table:table-cell>
          <table:table-cell table:style-name="ce14" table:formula="of:=[$data.$E56]" office:value-type="float" office:value="187.315127666667" calcext:value-type="float">
            <text:p>187,31513</text:p>
          </table:table-cell>
          <table:table-cell table:style-name="ce14" table:formula="of:=[$data.$E59]" office:value-type="float" office:value="380.387554" calcext:value-type="float">
            <text:p>380,38755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[$data.$G47]" office:value-type="float" office:value="1.207338" calcext:value-type="float">
            <text:p>1,20734</text:p>
          </table:table-cell>
          <table:table-cell table:style-name="ce19" table:formula="of:=[$data.$G50]" office:value-type="float" office:value="1.25425433333333" calcext:value-type="float">
            <text:p>1,25425</text:p>
          </table:table-cell>
          <table:table-cell table:style-name="ce19" table:formula="of:=[$data.$G53]" office:value-type="float" office:value="1.13438966666667" calcext:value-type="float">
            <text:p>1,13439</text:p>
          </table:table-cell>
          <table:table-cell table:style-name="ce19" table:formula="of:=[$data.$G56]" office:value-type="float" office:value="1.107773" calcext:value-type="float">
            <text:p>1,10777</text:p>
          </table:table-cell>
          <table:table-cell table:style-name="ce19" table:formula="of:=[$data.$G59]" office:value-type="float" office:value="1.06381133333333" calcext:value-type="float">
            <text:p>1,0638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43" table:formula="of:=[$data.$K47]" office:value-type="float" office:value="150917248" calcext:value-type="float">
            <text:p>150917248</text:p>
          </table:table-cell>
          <table:table-cell table:style-name="ce43" table:formula="of:=[$data.$K50]" office:value-type="float" office:value="313563587" calcext:value-type="float">
            <text:p>313563587</text:p>
          </table:table-cell>
          <table:table-cell table:style-name="ce43" table:formula="of:=[$data.$K53]" office:value-type="float" office:value="567194665.666667" calcext:value-type="float">
            <text:p>567194666</text:p>
          </table:table-cell>
          <table:table-cell table:style-name="ce43" table:formula="of:=[$data.$K56]" office:value-type="float" office:value="1107772886.66667" calcext:value-type="float">
            <text:p>1107772887</text:p>
          </table:table-cell>
          <table:table-cell table:style-name="ce43" table:formula="of:=[$data.$K59]" office:value-type="float" office:value="2127622915.33333" calcext:value-type="float">
            <text:p>2127622915</text:p>
          </table:table-cell>
          <table:table-cell table:number-columns-repeated="90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32.2240946666667" calcext:value-type="float">
            <text:p>32,22409</text:p>
          </table:table-cell>
          <table:table-cell table:style-name="ce13" table:formula="of:=[$data.$E65]" office:value-type="float" office:value="59.984195" calcext:value-type="float">
            <text:p>59,98420</text:p>
          </table:table-cell>
          <table:table-cell table:style-name="ce13" table:formula="of:=[$data.$E68]" office:value-type="float" office:value="120.648676333333" calcext:value-type="float">
            <text:p>120,64868</text:p>
          </table:table-cell>
          <table:table-cell table:style-name="ce13" table:formula="of:=[$data.$E71]" office:value-type="float" office:value="207.538479333333" calcext:value-type="float">
            <text:p>207,53848</text:p>
          </table:table-cell>
          <table:table-cell table:style-name="ce13" table:formula="of:=[$data.$E74]" office:value-type="float" office:value="402.792392" calcext:value-type="float">
            <text:p>402,79239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[$data.$G62]" office:value-type="float" office:value="0.841373666666667" calcext:value-type="float">
            <text:p>0,84137</text:p>
          </table:table-cell>
          <table:table-cell table:style-name="ce18" table:formula="of:=[$data.$G65]" office:value-type="float" office:value="0.757145666666667" calcext:value-type="float">
            <text:p>0,75715</text:p>
          </table:table-cell>
          <table:table-cell table:style-name="ce18" table:formula="of:=[$data.$G68]" office:value-type="float" office:value="0.745766" calcext:value-type="float">
            <text:p>0,74577</text:p>
          </table:table-cell>
          <table:table-cell table:style-name="ce18" table:formula="of:=[$data.$G71]" office:value-type="float" office:value="0.629482" calcext:value-type="float">
            <text:p>0,62948</text:p>
          </table:table-cell>
          <table:table-cell table:style-name="ce18" table:formula="of:=[$data.$G74]" office:value-type="float" office:value="0.618874666666667" calcext:value-type="float">
            <text:p>0,61887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42" table:formula="of:=[$data.$K62]" office:value-type="float" office:value="105171672.333333" calcext:value-type="float">
            <text:p>105171672</text:p>
          </table:table-cell>
          <table:table-cell table:style-name="ce42" table:formula="of:=[$data.$K65]" office:value-type="float" office:value="189286450.666667" calcext:value-type="float">
            <text:p>189286451</text:p>
          </table:table-cell>
          <table:table-cell table:style-name="ce42" table:formula="of:=[$data.$K68]" office:value-type="float" office:value="372883030.333333" calcext:value-type="float">
            <text:p>372883030</text:p>
          </table:table-cell>
          <table:table-cell table:style-name="ce42" table:formula="of:=[$data.$K71]" office:value-type="float" office:value="629482135" calcext:value-type="float">
            <text:p>629482135</text:p>
          </table:table-cell>
          <table:table-cell table:style-name="ce42" table:formula="of:=[$data.$K74]" office:value-type="float" office:value="1237748980.33333" calcext:value-type="float">
            <text:p>1237748980</text:p>
          </table:table-cell>
          <table:table-cell table:number-columns-repeated="902"/>
        </table:table-row>
        <table:table-row table:style-name="ro1">
          <table:table-cell table:style-name="ce6" table:number-columns-repeated="6"/>
          <table:table-cell table:number-columns-repeated="916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6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6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500000000" calcext:value-type="float">
            <text:p>500000000</text:p>
          </table:table-cell>
          <table:table-cell table:style-name="ce17" table:formula="of:=[.C3]" office:value-type="float" office:value="1000000000" calcext:value-type="float">
            <text:p>1000000000</text:p>
          </table:table-cell>
          <table:table-cell table:style-name="ce17" table:formula="of:=[.D3]" office:value-type="float" office:value="2000000000" calcext:value-type="float">
            <text:p>2000000000</text:p>
          </table:table-cell>
          <table:table-cell table:style-name="ce17" table:formula="of:=[.E3]" office:value-type="float" office:value="4000000000" calcext:value-type="float">
            <text:p>4000000000</text:p>
          </table:table-cell>
          <table:table-cell table:style-name="ce17" table:formula="of:=[.F3]" office:value-type="float" office:value="8000000000" calcext:value-type="float">
            <text:p>8000000000</text:p>
          </table:table-cell>
          <table:table-cell table:number-columns-repeated="9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0.469002064854892" calcext:value-type="float">
            <text:p>0,4690</text:p>
          </table:table-cell>
          <table:table-cell table:style-name="ce21" table:formula="of:=[.C4]/[.C5]" office:value-type="float" office:value="0.586119781872348" calcext:value-type="float">
            <text:p>0,5861</text:p>
          </table:table-cell>
          <table:table-cell table:style-name="ce21" table:formula="of:=[.D4]/[.D5]" office:value-type="float" office:value="0.585290417109759" calcext:value-type="float">
            <text:p>0,5853</text:p>
          </table:table-cell>
          <table:table-cell table:style-name="ce21" table:formula="of:=[.E4]/[.E5]" office:value-type="float" office:value="0.377474199842135" calcext:value-type="float">
            <text:p>0,3775</text:p>
          </table:table-cell>
          <table:table-cell table:style-name="ce21" table:formula="of:=[.F4]/[.F5]" office:value-type="float" office:value="0.451858765878871" calcext:value-type="float">
            <text:p>0,4519</text:p>
          </table:table-cell>
          <table:table-cell table:number-columns-repeated="9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0.615277772992911" calcext:value-type="float">
            <text:p>0,6153</text:p>
          </table:table-cell>
          <table:table-cell table:style-name="ce20" table:formula="of:=[.C4]/[.C6]" office:value-type="float" office:value="0.412135436402638" calcext:value-type="float">
            <text:p>0,4121</text:p>
          </table:table-cell>
          <table:table-cell table:style-name="ce20" table:formula="of:=[.D4]/[.D6]" office:value-type="float" office:value="0.411170738296131" calcext:value-type="float">
            <text:p>0,4112</text:p>
          </table:table-cell>
          <table:table-cell table:style-name="ce20" table:formula="of:=[.E4]/[.E6]" office:value-type="float" office:value="0.61893268703598" calcext:value-type="float">
            <text:p>0,6189</text:p>
          </table:table-cell>
          <table:table-cell table:style-name="ce20" table:formula="of:=[.F4]/[.F6]" office:value-type="float" office:value="0.410246716632827" calcext:value-type="float">
            <text:p>0,4102</text:p>
          </table:table-cell>
          <table:table-cell table:number-columns-repeated="9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0.335080889931921" calcext:value-type="float">
            <text:p>0,3351</text:p>
          </table:table-cell>
          <table:table-cell table:style-name="ce21" table:formula="of:=[.C4]/[.C7]" office:value-type="float" office:value="0.278464022716604" calcext:value-type="float">
            <text:p>0,2785</text:p>
          </table:table-cell>
          <table:table-cell table:style-name="ce21" table:formula="of:=[.D4]/[.D7]" office:value-type="float" office:value="0.416041613286105" calcext:value-type="float">
            <text:p>0,4160</text:p>
          </table:table-cell>
          <table:table-cell table:style-name="ce21" table:formula="of:=[.E4]/[.E7]" office:value-type="float" office:value="0.421466954200423" calcext:value-type="float">
            <text:p>0,4215</text:p>
          </table:table-cell>
          <table:table-cell table:style-name="ce21" table:formula="of:=[.F4]/[.F7]" office:value-type="float" office:value="0.412163735865378" calcext:value-type="float">
            <text:p>0,4122</text:p>
          </table:table-cell>
          <table:table-cell table:number-columns-repeated="9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0.310367467887694" calcext:value-type="float">
            <text:p>0,3104</text:p>
          </table:table-cell>
          <table:table-cell table:style-name="ce20" table:formula="of:=[.C4]/[.C8]" office:value-type="float" office:value="0.33079843226481" calcext:value-type="float">
            <text:p>0,3308</text:p>
          </table:table-cell>
          <table:table-cell table:style-name="ce20" table:formula="of:=[.D4]/[.D8]" office:value-type="float" office:value="0.329023753428166" calcext:value-type="float">
            <text:p>0,3290</text:p>
          </table:table-cell>
          <table:table-cell table:style-name="ce20" table:formula="of:=[.E4]/[.E8]" office:value-type="float" office:value="0.380397585001739" calcext:value-type="float">
            <text:p>0,3804</text:p>
          </table:table-cell>
          <table:table-cell table:style-name="ce20" table:formula="of:=[.F4]/[.F8]" office:value-type="float" office:value="0.389237628235375" calcext:value-type="float">
            <text:p>0,3892</text:p>
          </table:table-cell>
          <table:table-cell table:number-columns-repeated="916"/>
        </table:table-row>
        <table:table-row table:style-name="ro2">
          <table:table-cell table:style-name="ce6" table:number-columns-repeated="6"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1" table:formula="of:=[.B12]" office:value-type="float" office:value="500000000" calcext:value-type="float">
            <text:p>500000000</text:p>
          </table:table-cell>
          <table:table-cell table:style-name="ce11" table:formula="of:=[.C12]" office:value-type="float" office:value="1000000000" calcext:value-type="float">
            <text:p>1000000000</text:p>
          </table:table-cell>
          <table:table-cell table:style-name="ce11" table:formula="of:=[.D12]" office:value-type="float" office:value="2000000000" calcext:value-type="float">
            <text:p>2000000000</text:p>
          </table:table-cell>
          <table:table-cell table:style-name="ce11" table:formula="of:=[.E12]" office:value-type="float" office:value="4000000000" calcext:value-type="float">
            <text:p>4000000000</text:p>
          </table:table-cell>
          <table:table-cell table:style-name="ce11" table:formula="of:=[.F12]" office:value-type="float" office:value="8000000000" calcext:value-type="float">
            <text:p>8000000000</text:p>
          </table:table-cell>
          <table:table-cell table:number-columns-repeated="9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234501032427446" calcext:value-type="float">
            <text:p>0,2345</text:p>
          </table:table-cell>
          <table:table-cell table:style-name="ce21" table:formula="of:=[.C14]/[.$A$23]" office:value-type="float" office:value="0.293059890936174" calcext:value-type="float">
            <text:p>0,2931</text:p>
          </table:table-cell>
          <table:table-cell table:style-name="ce21" table:formula="of:=[.D14]/[.$A$23]" office:value-type="float" office:value="0.292645208554879" calcext:value-type="float">
            <text:p>0,2926</text:p>
          </table:table-cell>
          <table:table-cell table:style-name="ce21" table:formula="of:=[.E14]/[.$A$23]" office:value-type="float" office:value="0.188737099921067" calcext:value-type="float">
            <text:p>0,1887</text:p>
          </table:table-cell>
          <table:table-cell table:style-name="ce21" table:formula="of:=[.F14]/[.$A$23]" office:value-type="float" office:value="0.225929382939435" calcext:value-type="float">
            <text:p>0,2259</text:p>
          </table:table-cell>
          <table:table-cell table:number-columns-repeated="9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153819443248228" calcext:value-type="float">
            <text:p>0,1538</text:p>
          </table:table-cell>
          <table:table-cell table:style-name="ce20" table:formula="of:=[.C15]/[.$A$24]" office:value-type="float" office:value="0.10303385910066" calcext:value-type="float">
            <text:p>0,1030</text:p>
          </table:table-cell>
          <table:table-cell table:style-name="ce20" table:formula="of:=[.D15]/[.$A$24]" office:value-type="float" office:value="0.102792684574033" calcext:value-type="float">
            <text:p>0,1028</text:p>
          </table:table-cell>
          <table:table-cell table:style-name="ce20" table:formula="of:=[.E15]/[.$A$24]" office:value-type="float" office:value="0.154733171758995" calcext:value-type="float">
            <text:p>0,1547</text:p>
          </table:table-cell>
          <table:table-cell table:style-name="ce20" table:formula="of:=[.F15]/[.$A$24]" office:value-type="float" office:value="0.102561679158207" calcext:value-type="float">
            <text:p>0,1026</text:p>
          </table:table-cell>
          <table:table-cell table:number-columns-repeated="9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0558468149886535" calcext:value-type="float">
            <text:p>0,0558</text:p>
          </table:table-cell>
          <table:table-cell table:style-name="ce21" table:formula="of:=[.C16]/6" office:value-type="float" office:value="0.0464106704527674" calcext:value-type="float">
            <text:p>0,0464</text:p>
          </table:table-cell>
          <table:table-cell table:style-name="ce21" table:formula="of:=[.D16]/6" office:value-type="float" office:value="0.0693402688810176" calcext:value-type="float">
            <text:p>0,0693</text:p>
          </table:table-cell>
          <table:table-cell table:style-name="ce21" table:formula="of:=[.E16]/6" office:value-type="float" office:value="0.0702444923667371" calcext:value-type="float">
            <text:p>0,0702</text:p>
          </table:table-cell>
          <table:table-cell table:style-name="ce21" table:formula="of:=[.F16]/6" office:value-type="float" office:value="0.0686939559775631" calcext:value-type="float">
            <text:p>0,0687</text:p>
          </table:table-cell>
          <table:table-cell table:number-columns-repeated="9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0517279113146156" calcext:value-type="float">
            <text:p>0,0517</text:p>
          </table:table-cell>
          <table:table-cell table:style-name="ce20" table:formula="of:=[.C17]/6" office:value-type="float" office:value="0.055133072044135" calcext:value-type="float">
            <text:p>0,0551</text:p>
          </table:table-cell>
          <table:table-cell table:style-name="ce20" table:formula="of:=[.D17]/6" office:value-type="float" office:value="0.0548372922380278" calcext:value-type="float">
            <text:p>0,0548</text:p>
          </table:table-cell>
          <table:table-cell table:style-name="ce20" table:formula="of:=[.E17]/6" office:value-type="float" office:value="0.0633995975002898" calcext:value-type="float">
            <text:p>0,0634</text:p>
          </table:table-cell>
          <table:table-cell table:style-name="ce20" table:formula="of:=[.F17]/6" office:value-type="float" office:value="0.0648729380392291" calcext:value-type="float">
            <text:p>0,0649</text:p>
          </table:table-cell>
          <table:table-cell table:number-columns-repeated="916"/>
        </table:table-row>
        <table:table-row table:style-name="ro2" table:number-rows-repeated="1048547">
          <table:table-cell table:number-columns-repeated="922"/>
        </table:table-row>
        <table:table-row table:style-name="ro3" table:number-rows-repeated="2">
          <table:table-cell table:number-columns-repeated="922"/>
        </table:table-row>
        <table:table-row table:style-name="ro3">
          <table:table-cell table:number-columns-repeated="922"/>
        </table:table-row>
      </table:table>
      <table:table table:name="dat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9.90093" calcext:value-type="float">
            <text:p>9,90093</text:p>
          </table:table-cell>
          <table:table-cell table:formula="of:=AVERAGE([.D2:.D4])" office:value-type="float" office:value="10.0013106666667" calcext:value-type="float">
            <text:p>10,0013106666667</text:p>
          </table:table-cell>
          <table:table-cell/>
          <table:table-cell table:formula="of:=AVERAGE([.C2:.C4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392690406" calcext:value-type="float">
            <text:p>392690406</text:p>
          </table:table-cell>
          <table:table-cell table:formula="of:=AVERAGE([.J2:.J4])" office:value-type="float" office:value="392690406" calcext:value-type="float">
            <text:p>3926904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0.228367" calcext:value-type="float">
            <text:p>10,228367</text:p>
          </table:table-cell>
          <table:table-cell table:number-columns-repeated="5"/>
          <table:table-cell office:value-type="float" office:value="392690406" calcext:value-type="float">
            <text:p>3926904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9.874635" calcext:value-type="float">
            <text:p>9,874635</text:p>
          </table:table-cell>
          <table:table-cell table:number-columns-repeated="5"/>
          <table:table-cell office:value-type="float" office:value="392690406" calcext:value-type="float">
            <text:p>3926904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9.915112" calcext:value-type="float">
            <text:p>19,915112</text:p>
          </table:table-cell>
          <table:table-cell table:formula="of:=AVERAGE([.D5:.D7])" office:value-type="float" office:value="19.8426776666667" calcext:value-type="float">
            <text:p>19,8426776666667</text:p>
          </table:table-cell>
          <table:table-cell/>
          <table:table-cell table:formula="of:=AVERAGE([.C5:.C7])" office:value-type="float" office:value="3.141563" calcext:value-type="float">
            <text:p>3,141563</text:p>
          </table:table-cell>
          <table:table-cell table:number-columns-repeated="2"/>
          <table:table-cell office:value-type="float" office:value="785390637" calcext:value-type="float">
            <text:p>785390637</text:p>
          </table:table-cell>
          <table:table-cell table:formula="of:=AVERAGE([.J5:.J7])" office:value-type="float" office:value="785390637" calcext:value-type="float">
            <text:p>7853906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9.779959" calcext:value-type="float">
            <text:p>19,779959</text:p>
          </table:table-cell>
          <table:table-cell table:number-columns-repeated="5"/>
          <table:table-cell office:value-type="float" office:value="785390637" calcext:value-type="float">
            <text:p>78539063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9.832962" calcext:value-type="float">
            <text:p>19,832962</text:p>
          </table:table-cell>
          <table:table-cell table:number-columns-repeated="5"/>
          <table:table-cell office:value-type="float" office:value="785390637" calcext:value-type="float">
            <text:p>78539063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9.728764" calcext:value-type="float">
            <text:p>39,728764</text:p>
          </table:table-cell>
          <table:table-cell table:formula="of:=AVERAGE([.D8:.D10])" office:value-type="float" office:value="39.6962803333333" calcext:value-type="float">
            <text:p>39,6962803333333</text:p>
          </table:table-cell>
          <table:table-cell/>
          <table:table-cell table:formula="of:=AVERAGE([.C8:.C10])" office:value-type="float" office:value="3.141549" calcext:value-type="float">
            <text:p>3,141549</text:p>
          </table:table-cell>
          <table:table-cell table:number-columns-repeated="2"/>
          <table:table-cell office:value-type="float" office:value="1570774669" calcext:value-type="float">
            <text:p>1570774669</text:p>
          </table:table-cell>
          <table:table-cell table:formula="of:=AVERAGE([.J8:.J10])" office:value-type="float" office:value="1570774669" calcext:value-type="float">
            <text:p>157077466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9.629051" calcext:value-type="float">
            <text:p>39,629051</text:p>
          </table:table-cell>
          <table:table-cell table:number-columns-repeated="5"/>
          <table:table-cell office:value-type="float" office:value="1570774669" calcext:value-type="float">
            <text:p>15707746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9.731026" calcext:value-type="float">
            <text:p>39,731026</text:p>
          </table:table-cell>
          <table:table-cell table:number-columns-repeated="5"/>
          <table:table-cell office:value-type="float" office:value="1570774669" calcext:value-type="float">
            <text:p>15707746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79.295447" calcext:value-type="float">
            <text:p>79,295447</text:p>
          </table:table-cell>
          <table:table-cell table:formula="of:=AVERAGE([.D11:.D13])" office:value-type="float" office:value="78.9471363333333" calcext:value-type="float">
            <text:p>78,9471363333333</text:p>
          </table:table-cell>
          <table:table-cell/>
          <table:table-cell table:formula="of:=AVERAGE([.C11:.C13])" office:value-type="float" office:value="3.141611" calcext:value-type="float">
            <text:p>3,141611</text:p>
          </table:table-cell>
          <table:table-cell table:number-columns-repeated="2"/>
          <table:table-cell office:value-type="float" office:value="3141610668" calcext:value-type="float">
            <text:p>3141610668</text:p>
          </table:table-cell>
          <table:table-cell table:formula="of:=AVERAGE([.J11:.J13])" office:value-type="float" office:value="3141610668" calcext:value-type="float">
            <text:p>31416106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79.041745" calcext:value-type="float">
            <text:p>79,041745</text:p>
          </table:table-cell>
          <table:table-cell table:number-columns-repeated="5"/>
          <table:table-cell office:value-type="float" office:value="3141610668" calcext:value-type="float">
            <text:p>31416106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78.504217" calcext:value-type="float">
            <text:p>78,504217</text:p>
          </table:table-cell>
          <table:table-cell table:number-columns-repeated="5"/>
          <table:table-cell office:value-type="float" office:value="3141610668" calcext:value-type="float">
            <text:p>31416106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56.700383" calcext:value-type="float">
            <text:p>156,700383</text:p>
          </table:table-cell>
          <table:table-cell table:formula="of:=AVERAGE([.D14:.D16])" office:value-type="float" office:value="156.781955333333" calcext:value-type="float">
            <text:p>156,781955333333</text:p>
          </table:table-cell>
          <table:table-cell/>
          <table:table-cell table:formula="of:=AVERAGE([.C14:.C16])" office:value-type="float" office:value="3.141591" calcext:value-type="float">
            <text:p>3,141591</text:p>
          </table:table-cell>
          <table:table-cell table:number-columns-repeated="2"/>
          <table:table-cell office:value-type="float" office:value="6283181897" calcext:value-type="float">
            <text:p>6283181897</text:p>
          </table:table-cell>
          <table:table-cell table:formula="of:=AVERAGE([.J14:.J16])" office:value-type="float" office:value="6283181897" calcext:value-type="float">
            <text:p>62831818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56.655731" calcext:value-type="float">
            <text:p>156,655731</text:p>
          </table:table-cell>
          <table:table-cell table:number-columns-repeated="5"/>
          <table:table-cell office:value-type="float" office:value="6283181897" calcext:value-type="float">
            <text:p>628318189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56.989752" calcext:value-type="float">
            <text:p>156,989752</text:p>
          </table:table-cell>
          <table:table-cell table:number-columns-repeated="5"/>
          <table:table-cell office:value-type="float" office:value="6283181897" calcext:value-type="float">
            <text:p>628318189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893402" calcext:value-type="float">
            <text:p>1,893402</text:p>
          </table:table-cell>
          <table:table-cell office:value-type="float" office:value="17.104325" calcext:value-type="float">
            <text:p>17,104325</text:p>
          </table:table-cell>
          <table:table-cell table:formula="of:=AVERAGE([.D17:.D19])" office:value-type="float" office:value="21.3246623333333" calcext:value-type="float">
            <text:p>21,3246623333333</text:p>
          </table:table-cell>
          <table:table-cell/>
          <table:table-cell table:formula="of:=AVERAGE([.C17:.C19])" office:value-type="float" office:value="1.96683733333333" calcext:value-type="float">
            <text:p>1,96683733333333</text:p>
          </table:table-cell>
          <table:table-cell table:number-columns-repeated="2"/>
          <table:table-cell office:value-type="float" office:value="236675227" calcext:value-type="float">
            <text:p>236675227</text:p>
          </table:table-cell>
          <table:table-cell table:formula="of:=AVERAGE([.J17:.J19])" office:value-type="float" office:value="245854667.666667" calcext:value-type="float">
            <text:p>245854667,66666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2.034372" calcext:value-type="float">
            <text:p>2,034372</text:p>
          </table:table-cell>
          <table:table-cell office:value-type="float" office:value="30.158609" calcext:value-type="float">
            <text:p>30,158609</text:p>
          </table:table-cell>
          <table:table-cell table:number-columns-repeated="5"/>
          <table:table-cell office:value-type="float" office:value="254296490" calcext:value-type="float">
            <text:p>254296490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972738" calcext:value-type="float">
            <text:p>1,972738</text:p>
          </table:table-cell>
          <table:table-cell office:value-type="float" office:value="16.711053" calcext:value-type="float">
            <text:p>16,711053</text:p>
          </table:table-cell>
          <table:table-cell table:number-columns-repeated="5"/>
          <table:table-cell office:value-type="float" office:value="246592286" calcext:value-type="float">
            <text:p>24659228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908969" calcext:value-type="float">
            <text:p>1,908969</text:p>
          </table:table-cell>
          <table:table-cell office:value-type="float" office:value="34.011239" calcext:value-type="float">
            <text:p>34,011239</text:p>
          </table:table-cell>
          <table:table-cell table:formula="of:=AVERAGE([.D20:.D22])" office:value-type="float" office:value="33.8543046666667" calcext:value-type="float">
            <text:p>33,8543046666667</text:p>
          </table:table-cell>
          <table:table-cell/>
          <table:table-cell table:formula="of:=AVERAGE([.C20:.C22])" office:value-type="float" office:value="1.93302033333333" calcext:value-type="float">
            <text:p>1,93302033333333</text:p>
          </table:table-cell>
          <table:table-cell table:number-columns-repeated="2"/>
          <table:table-cell office:value-type="float" office:value="477242357" calcext:value-type="float">
            <text:p>477242357</text:p>
          </table:table-cell>
          <table:table-cell table:formula="of:=AVERAGE([.J20:.J22])" office:value-type="float" office:value="483255114.666667" calcext:value-type="float">
            <text:p>483255114,66666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979909" calcext:value-type="float">
            <text:p>1,979909</text:p>
          </table:table-cell>
          <table:table-cell office:value-type="float" office:value="33.391529" calcext:value-type="float">
            <text:p>33,391529</text:p>
          </table:table-cell>
          <table:table-cell table:number-columns-repeated="5"/>
          <table:table-cell office:value-type="float" office:value="494977358" calcext:value-type="float">
            <text:p>49497735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910183" calcext:value-type="float">
            <text:p>1,910183</text:p>
          </table:table-cell>
          <table:table-cell office:value-type="float" office:value="34.160146" calcext:value-type="float">
            <text:p>34,160146</text:p>
          </table:table-cell>
          <table:table-cell table:number-columns-repeated="5"/>
          <table:table-cell office:value-type="float" office:value="477545629" calcext:value-type="float">
            <text:p>47754562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951866" calcext:value-type="float">
            <text:p>1,951866</text:p>
          </table:table-cell>
          <table:table-cell office:value-type="float" office:value="67.052233" calcext:value-type="float">
            <text:p>67,052233</text:p>
          </table:table-cell>
          <table:table-cell table:formula="of:=AVERAGE([.D23:.D25])" office:value-type="float" office:value="67.8232193333333" calcext:value-type="float">
            <text:p>67,8232193333333</text:p>
          </table:table-cell>
          <table:table-cell/>
          <table:table-cell table:formula="of:=AVERAGE([.C23:.C25])" office:value-type="float" office:value="1.92702566666667" calcext:value-type="float">
            <text:p>1,92702566666667</text:p>
          </table:table-cell>
          <table:table-cell table:number-columns-repeated="2"/>
          <table:table-cell office:value-type="float" office:value="975933003" calcext:value-type="float">
            <text:p>975933003</text:p>
          </table:table-cell>
          <table:table-cell table:formula="of:=AVERAGE([.J23:.J25])" office:value-type="float" office:value="963512878" calcext:value-type="float">
            <text:p>96351287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902481" calcext:value-type="float">
            <text:p>1,902481</text:p>
          </table:table-cell>
          <table:table-cell office:value-type="float" office:value="68.447897" calcext:value-type="float">
            <text:p>68,447897</text:p>
          </table:table-cell>
          <table:table-cell table:number-columns-repeated="5"/>
          <table:table-cell office:value-type="float" office:value="951240637" calcext:value-type="float">
            <text:p>95124063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92673" calcext:value-type="float">
            <text:p>1,92673</text:p>
          </table:table-cell>
          <table:table-cell office:value-type="float" office:value="67.969528" calcext:value-type="float">
            <text:p>67,969528</text:p>
          </table:table-cell>
          <table:table-cell table:number-columns-repeated="5"/>
          <table:table-cell office:value-type="float" office:value="963364994" calcext:value-type="float">
            <text:p>96336499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.021305" calcext:value-type="float">
            <text:p>2,021305</text:p>
          </table:table-cell>
          <table:table-cell office:value-type="float" office:value="244.025001" calcext:value-type="float">
            <text:p>244,025001</text:p>
          </table:table-cell>
          <table:table-cell table:formula="of:=AVERAGE([.D26:.D28])" office:value-type="float" office:value="209.145781" calcext:value-type="float">
            <text:p>209,145781</text:p>
          </table:table-cell>
          <table:table-cell/>
          <table:table-cell table:formula="of:=AVERAGE([.C26:.C28])" office:value-type="float" office:value="1.99933433333333" calcext:value-type="float">
            <text:p>1,99933433333333</text:p>
          </table:table-cell>
          <table:table-cell table:number-columns-repeated="2"/>
          <table:table-cell office:value-type="float" office:value="2021304856" calcext:value-type="float">
            <text:p>2021304856</text:p>
          </table:table-cell>
          <table:table-cell table:formula="of:=AVERAGE([.J26:.J28])" office:value-type="float" office:value="1999334399" calcext:value-type="float">
            <text:p>199933439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.012288" calcext:value-type="float">
            <text:p>2,012288</text:p>
          </table:table-cell>
          <table:table-cell office:value-type="float" office:value="249.948631" calcext:value-type="float">
            <text:p>249,948631</text:p>
          </table:table-cell>
          <table:table-cell table:number-columns-repeated="5"/>
          <table:table-cell office:value-type="float" office:value="2012288316" calcext:value-type="float">
            <text:p>201228831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96441" calcext:value-type="float">
            <text:p>1,96441</text:p>
          </table:table-cell>
          <table:table-cell office:value-type="float" office:value="133.463711" calcext:value-type="float">
            <text:p>133,463711</text:p>
          </table:table-cell>
          <table:table-cell table:number-columns-repeated="5"/>
          <table:table-cell office:value-type="float" office:value="1964410025" calcext:value-type="float">
            <text:p>196441002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970683" calcext:value-type="float">
            <text:p>1,970683</text:p>
          </table:table-cell>
          <table:table-cell office:value-type="float" office:value="266.345259" calcext:value-type="float">
            <text:p>266,345259</text:p>
          </table:table-cell>
          <table:table-cell table:formula="of:=AVERAGE([.D29:.D31])" office:value-type="float" office:value="346.971149333333" calcext:value-type="float">
            <text:p>346,971149333333</text:p>
          </table:table-cell>
          <table:table-cell/>
          <table:table-cell table:formula="of:=AVERAGE([.C29:.C31])" office:value-type="float" office:value="1.98201533333333" calcext:value-type="float">
            <text:p>1,98201533333333</text:p>
          </table:table-cell>
          <table:table-cell table:number-columns-repeated="2"/>
          <table:table-cell office:value-type="float" office:value="3941366979" calcext:value-type="float">
            <text:p>3941366979</text:p>
          </table:table-cell>
          <table:table-cell table:formula="of:=AVERAGE([.J29:.J31])" office:value-type="float" office:value="3964031048.33333" calcext:value-type="float">
            <text:p>3964031048,3333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2.071852" calcext:value-type="float">
            <text:p>2,071852</text:p>
          </table:table-cell>
          <table:table-cell office:value-type="float" office:value="503.375268" calcext:value-type="float">
            <text:p>503,375268</text:p>
          </table:table-cell>
          <table:table-cell table:number-columns-repeated="5"/>
          <table:table-cell office:value-type="float" office:value="4143704427" calcext:value-type="float">
            <text:p>414370442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903511" calcext:value-type="float">
            <text:p>1,903511</text:p>
          </table:table-cell>
          <table:table-cell office:value-type="float" office:value="271.192921" calcext:value-type="float">
            <text:p>271,192921</text:p>
          </table:table-cell>
          <table:table-cell table:number-columns-repeated="5"/>
          <table:table-cell office:value-type="float" office:value="3807021739" calcext:value-type="float">
            <text:p>380702173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561642" calcext:value-type="float">
            <text:p>1,561642</text:p>
          </table:table-cell>
          <table:table-cell office:value-type="float" office:value="16.567828" calcext:value-type="float">
            <text:p>16,567828</text:p>
          </table:table-cell>
          <table:table-cell table:formula="of:=AVERAGE([.D32:.D34])" office:value-type="float" office:value="16.254952" calcext:value-type="float">
            <text:p>16,254952</text:p>
          </table:table-cell>
          <table:table-cell/>
          <table:table-cell table:formula="of:=AVERAGE([.C32:.C34])" office:value-type="float" office:value="1.44475966666667" calcext:value-type="float">
            <text:p>1,44475966666667</text:p>
          </table:table-cell>
          <table:table-cell table:number-columns-repeated="2"/>
          <table:table-cell office:value-type="float" office:value="195205254" calcext:value-type="float">
            <text:p>195205254</text:p>
          </table:table-cell>
          <table:table-cell table:formula="of:=AVERAGE([.J32:.J34])" office:value-type="float" office:value="180594949.666667" calcext:value-type="float">
            <text:p>180594949,666667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375666" calcext:value-type="float">
            <text:p>1,375666</text:p>
          </table:table-cell>
          <table:table-cell office:value-type="float" office:value="16.033808" calcext:value-type="float">
            <text:p>16,033808</text:p>
          </table:table-cell>
          <table:table-cell table:number-columns-repeated="5"/>
          <table:table-cell office:value-type="float" office:value="171958200" calcext:value-type="float">
            <text:p>17195820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396971" calcext:value-type="float">
            <text:p>1,396971</text:p>
          </table:table-cell>
          <table:table-cell office:value-type="float" office:value="16.16322" calcext:value-type="float">
            <text:p>16,16322</text:p>
          </table:table-cell>
          <table:table-cell table:number-columns-repeated="5"/>
          <table:table-cell office:value-type="float" office:value="174621395" calcext:value-type="float">
            <text:p>17462139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442012" calcext:value-type="float">
            <text:p>1,442012</text:p>
          </table:table-cell>
          <table:table-cell office:value-type="float" office:value="32.259599" calcext:value-type="float">
            <text:p>32,259599</text:p>
          </table:table-cell>
          <table:table-cell table:formula="of:=AVERAGE([.D35:.D37])" office:value-type="float" office:value="48.146012" calcext:value-type="float">
            <text:p>48,146012</text:p>
          </table:table-cell>
          <table:table-cell/>
          <table:table-cell table:formula="of:=AVERAGE([.C35:.C37])" office:value-type="float" office:value="1.54013533333333" calcext:value-type="float">
            <text:p>1,54013533333333</text:p>
          </table:table-cell>
          <table:table-cell table:number-columns-repeated="2"/>
          <table:table-cell office:value-type="float" office:value="360503105" calcext:value-type="float">
            <text:p>360503105</text:p>
          </table:table-cell>
          <table:table-cell table:formula="of:=AVERAGE([.J35:.J37])" office:value-type="float" office:value="385033878.333333" calcext:value-type="float">
            <text:p>385033878,33333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655245" calcext:value-type="float">
            <text:p>1,655245</text:p>
          </table:table-cell>
          <table:table-cell office:value-type="float" office:value="79.820434" calcext:value-type="float">
            <text:p>79,820434</text:p>
          </table:table-cell>
          <table:table-cell table:number-columns-repeated="5"/>
          <table:table-cell office:value-type="float" office:value="413811234" calcext:value-type="float">
            <text:p>41381123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523149" calcext:value-type="float">
            <text:p>1,523149</text:p>
          </table:table-cell>
          <table:table-cell office:value-type="float" office:value="32.358003" calcext:value-type="float">
            <text:p>32,358003</text:p>
          </table:table-cell>
          <table:table-cell table:number-columns-repeated="5"/>
          <table:table-cell office:value-type="float" office:value="380787296" calcext:value-type="float">
            <text:p>38078729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635918" calcext:value-type="float">
            <text:p>1,635918</text:p>
          </table:table-cell>
          <table:table-cell office:value-type="float" office:value="159.766581" calcext:value-type="float">
            <text:p>159,766581</text:p>
          </table:table-cell>
          <table:table-cell table:formula="of:=AVERAGE([.D38:.D40])" office:value-type="float" office:value="96.544517" calcext:value-type="float">
            <text:p>96,544517</text:p>
          </table:table-cell>
          <table:table-cell/>
          <table:table-cell table:formula="of:=AVERAGE([.C38:.C40])" office:value-type="float" office:value="1.45907666666667" calcext:value-type="float">
            <text:p>1,45907666666667</text:p>
          </table:table-cell>
          <table:table-cell table:number-columns-repeated="2"/>
          <table:table-cell office:value-type="float" office:value="817959145" calcext:value-type="float">
            <text:p>817959145</text:p>
          </table:table-cell>
          <table:table-cell table:formula="of:=AVERAGE([.J38:.J40])" office:value-type="float" office:value="729538452.333333" calcext:value-type="float">
            <text:p>729538452,33333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322903" calcext:value-type="float">
            <text:p>1,322903</text:p>
          </table:table-cell>
          <table:table-cell office:value-type="float" office:value="64.588897" calcext:value-type="float">
            <text:p>64,588897</text:p>
          </table:table-cell>
          <table:table-cell table:number-columns-repeated="5"/>
          <table:table-cell office:value-type="float" office:value="661451682" calcext:value-type="float">
            <text:p>66145168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418409" calcext:value-type="float">
            <text:p>1,418409</text:p>
          </table:table-cell>
          <table:table-cell office:value-type="float" office:value="65.278073" calcext:value-type="float">
            <text:p>65,278073</text:p>
          </table:table-cell>
          <table:table-cell table:number-columns-repeated="5"/>
          <table:table-cell office:value-type="float" office:value="709204530" calcext:value-type="float">
            <text:p>70920453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512457" calcext:value-type="float">
            <text:p>1,512457</text:p>
          </table:table-cell>
          <table:table-cell office:value-type="float" office:value="127.889023" calcext:value-type="float">
            <text:p>127,889023</text:p>
          </table:table-cell>
          <table:table-cell table:formula="of:=AVERAGE([.D41:.D43])" office:value-type="float" office:value="127.553671" calcext:value-type="float">
            <text:p>127,553671</text:p>
          </table:table-cell>
          <table:table-cell/>
          <table:table-cell table:formula="of:=AVERAGE([.C41:.C43])" office:value-type="float" office:value="1.46103466666667" calcext:value-type="float">
            <text:p>1,46103466666667</text:p>
          </table:table-cell>
          <table:table-cell table:number-columns-repeated="2"/>
          <table:table-cell office:value-type="float" office:value="1512457198" calcext:value-type="float">
            <text:p>1512457198</text:p>
          </table:table-cell>
          <table:table-cell table:formula="of:=AVERAGE([.J41:.J43])" office:value-type="float" office:value="1461034653" calcext:value-type="float">
            <text:p>146103465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405629" calcext:value-type="float">
            <text:p>1,405629</text:p>
          </table:table-cell>
          <table:table-cell office:value-type="float" office:value="128.451829" calcext:value-type="float">
            <text:p>128,451829</text:p>
          </table:table-cell>
          <table:table-cell table:number-columns-repeated="5"/>
          <table:table-cell office:value-type="float" office:value="1405628850" calcext:value-type="float">
            <text:p>140562885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465018" calcext:value-type="float">
            <text:p>1,465018</text:p>
          </table:table-cell>
          <table:table-cell office:value-type="float" office:value="126.320161" calcext:value-type="float">
            <text:p>126,320161</text:p>
          </table:table-cell>
          <table:table-cell table:number-columns-repeated="5"/>
          <table:table-cell office:value-type="float" office:value="1465017911" calcext:value-type="float">
            <text:p>14650179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352274" calcext:value-type="float">
            <text:p>1,352274</text:p>
          </table:table-cell>
          <table:table-cell office:value-type="float" office:value="257.655539" calcext:value-type="float">
            <text:p>257,655539</text:p>
          </table:table-cell>
          <table:table-cell table:formula="of:=AVERAGE([.D44:.D46])" office:value-type="float" office:value="382.165046" calcext:value-type="float">
            <text:p>382,165046</text:p>
          </table:table-cell>
          <table:table-cell/>
          <table:table-cell table:formula="of:=AVERAGE([.C44:.C46])" office:value-type="float" office:value="1.45886766666667" calcext:value-type="float">
            <text:p>1,45886766666667</text:p>
          </table:table-cell>
          <table:table-cell table:number-columns-repeated="2"/>
          <table:table-cell office:value-type="float" office:value="2704547673" calcext:value-type="float">
            <text:p>2704547673</text:p>
          </table:table-cell>
          <table:table-cell table:formula="of:=AVERAGE([.J44:.J46])" office:value-type="float" office:value="2917735191.33333" calcext:value-type="float">
            <text:p>2917735191,3333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387618" calcext:value-type="float">
            <text:p>1,387618</text:p>
          </table:table-cell>
          <table:table-cell office:value-type="float" office:value="259.19933" calcext:value-type="float">
            <text:p>259,19933</text:p>
          </table:table-cell>
          <table:table-cell table:number-columns-repeated="5"/>
          <table:table-cell office:value-type="float" office:value="2775235133" calcext:value-type="float">
            <text:p>27752351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636711" calcext:value-type="float">
            <text:p>1,636711</text:p>
          </table:table-cell>
          <table:table-cell office:value-type="float" office:value="629.640269" calcext:value-type="float">
            <text:p>629,640269</text:p>
          </table:table-cell>
          <table:table-cell table:number-columns-repeated="5"/>
          <table:table-cell office:value-type="float" office:value="3273422768" calcext:value-type="float">
            <text:p>327342276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266379" calcext:value-type="float">
            <text:p>1,266379</text:p>
          </table:table-cell>
          <table:table-cell office:value-type="float" office:value="35.786757" calcext:value-type="float">
            <text:p>35,786757</text:p>
          </table:table-cell>
          <table:table-cell table:formula="of:=AVERAGE([.D47:.D49])" office:value-type="float" office:value="29.8474516666667" calcext:value-type="float">
            <text:p>29,8474516666667</text:p>
          </table:table-cell>
          <table:table-cell/>
          <table:table-cell table:formula="of:=AVERAGE([.C47:.C49])" office:value-type="float" office:value="1.207338" calcext:value-type="float">
            <text:p>1,207338</text:p>
          </table:table-cell>
          <table:table-cell table:number-columns-repeated="2"/>
          <table:table-cell office:value-type="float" office:value="158297370" calcext:value-type="float">
            <text:p>158297370</text:p>
          </table:table-cell>
          <table:table-cell table:formula="of:=AVERAGE([.J47:.J49])" office:value-type="float" office:value="150917248" calcext:value-type="float">
            <text:p>15091724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087796" calcext:value-type="float">
            <text:p>1,087796</text:p>
          </table:table-cell>
          <table:table-cell office:value-type="float" office:value="17.512503" calcext:value-type="float">
            <text:p>17,512503</text:p>
          </table:table-cell>
          <table:table-cell table:number-columns-repeated="5"/>
          <table:table-cell office:value-type="float" office:value="135974487" calcext:value-type="float">
            <text:p>13597448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1.267839" calcext:value-type="float">
            <text:p>1,267839</text:p>
          </table:table-cell>
          <table:table-cell office:value-type="float" office:value="36.243095" calcext:value-type="float">
            <text:p>36,243095</text:p>
          </table:table-cell>
          <table:table-cell table:number-columns-repeated="5"/>
          <table:table-cell office:value-type="float" office:value="158479887" calcext:value-type="float">
            <text:p>15847988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256526" calcext:value-type="float">
            <text:p>1,256526</text:p>
          </table:table-cell>
          <table:table-cell office:value-type="float" office:value="71.733725" calcext:value-type="float">
            <text:p>71,733725</text:p>
          </table:table-cell>
          <table:table-cell table:formula="of:=AVERAGE([.D50:.D52])" office:value-type="float" office:value="71.257599" calcext:value-type="float">
            <text:p>71,257599</text:p>
          </table:table-cell>
          <table:table-cell/>
          <table:table-cell table:formula="of:=AVERAGE([.C50:.C52])" office:value-type="float" office:value="1.25425433333333" calcext:value-type="float">
            <text:p>1,25425433333333</text:p>
          </table:table-cell>
          <table:table-cell table:number-columns-repeated="2"/>
          <table:table-cell office:value-type="float" office:value="314131619" calcext:value-type="float">
            <text:p>314131619</text:p>
          </table:table-cell>
          <table:table-cell table:formula="of:=AVERAGE([.J50:.J52])" office:value-type="float" office:value="313563587" calcext:value-type="float">
            <text:p>31356358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241406" calcext:value-type="float">
            <text:p>1,241406</text:p>
          </table:table-cell>
          <table:table-cell office:value-type="float" office:value="71.256891" calcext:value-type="float">
            <text:p>71,256891</text:p>
          </table:table-cell>
          <table:table-cell table:number-columns-repeated="5"/>
          <table:table-cell office:value-type="float" office:value="310351475" calcext:value-type="float">
            <text:p>31035147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.264831" calcext:value-type="float">
            <text:p>1,264831</text:p>
          </table:table-cell>
          <table:table-cell office:value-type="float" office:value="70.782181" calcext:value-type="float">
            <text:p>70,782181</text:p>
          </table:table-cell>
          <table:table-cell table:number-columns-repeated="5"/>
          <table:table-cell office:value-type="float" office:value="316207667" calcext:value-type="float">
            <text:p>31620766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061907" calcext:value-type="float">
            <text:p>1,061907</text:p>
          </table:table-cell>
          <table:table-cell office:value-type="float" office:value="70.400697" calcext:value-type="float">
            <text:p>70,400697</text:p>
          </table:table-cell>
          <table:table-cell table:formula="of:=AVERAGE([.D53:.D55])" office:value-type="float" office:value="95.4142063333333" calcext:value-type="float">
            <text:p>95,4142063333333</text:p>
          </table:table-cell>
          <table:table-cell/>
          <table:table-cell table:formula="of:=AVERAGE([.C53:.C55])" office:value-type="float" office:value="1.13438966666667" calcext:value-type="float">
            <text:p>1,13438966666667</text:p>
          </table:table-cell>
          <table:table-cell table:number-columns-repeated="2"/>
          <table:table-cell office:value-type="float" office:value="530953287" calcext:value-type="float">
            <text:p>530953287</text:p>
          </table:table-cell>
          <table:table-cell table:formula="of:=AVERAGE([.J53:.J55])" office:value-type="float" office:value="567194665.666667" calcext:value-type="float">
            <text:p>567194665,66666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255523" calcext:value-type="float">
            <text:p>1,255523</text:p>
          </table:table-cell>
          <table:table-cell office:value-type="float" office:value="145.958838" calcext:value-type="float">
            <text:p>145,958838</text:p>
          </table:table-cell>
          <table:table-cell table:number-columns-repeated="5"/>
          <table:table-cell office:value-type="float" office:value="627761424" calcext:value-type="float">
            <text:p>62776142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.085739" calcext:value-type="float">
            <text:p>1,085739</text:p>
          </table:table-cell>
          <table:table-cell office:value-type="float" office:value="69.883084" calcext:value-type="float">
            <text:p>69,883084</text:p>
          </table:table-cell>
          <table:table-cell table:number-columns-repeated="5"/>
          <table:table-cell office:value-type="float" office:value="542869286" calcext:value-type="float">
            <text:p>54286928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07302" calcext:value-type="float">
            <text:p>1,07302</text:p>
          </table:table-cell>
          <table:table-cell office:value-type="float" office:value="136.826872" calcext:value-type="float">
            <text:p>136,826872</text:p>
          </table:table-cell>
          <table:table-cell table:formula="of:=AVERAGE([.D56:.D58])" office:value-type="float" office:value="187.315127666667" calcext:value-type="float">
            <text:p>187,315127666667</text:p>
          </table:table-cell>
          <table:table-cell/>
          <table:table-cell table:formula="of:=AVERAGE([.C56:.C58])" office:value-type="float" office:value="1.107773" calcext:value-type="float">
            <text:p>1,107773</text:p>
          </table:table-cell>
          <table:table-cell table:number-columns-repeated="2"/>
          <table:table-cell office:value-type="float" office:value="1073019733" calcext:value-type="float">
            <text:p>1073019733</text:p>
          </table:table-cell>
          <table:table-cell table:formula="of:=AVERAGE([.J56:.J58])" office:value-type="float" office:value="1107772886.66667" calcext:value-type="float">
            <text:p>1107772886,6666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010582" calcext:value-type="float">
            <text:p>1,010582</text:p>
          </table:table-cell>
          <table:table-cell office:value-type="float" office:value="133.78001" calcext:value-type="float">
            <text:p>133,78001</text:p>
          </table:table-cell>
          <table:table-cell table:number-columns-repeated="5"/>
          <table:table-cell office:value-type="float" office:value="1010582008" calcext:value-type="float">
            <text:p>101058200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1.239717" calcext:value-type="float">
            <text:p>1,239717</text:p>
          </table:table-cell>
          <table:table-cell office:value-type="float" office:value="291.338501" calcext:value-type="float">
            <text:p>291,338501</text:p>
          </table:table-cell>
          <table:table-cell table:number-columns-repeated="5"/>
          <table:table-cell office:value-type="float" office:value="1239716919" calcext:value-type="float">
            <text:p>123971691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0.951924" calcext:value-type="float">
            <text:p>0,951924</text:p>
          </table:table-cell>
          <table:table-cell office:value-type="float" office:value="284.926396" calcext:value-type="float">
            <text:p>284,926396</text:p>
          </table:table-cell>
          <table:table-cell table:formula="of:=AVERAGE([.D59:.D61])" office:value-type="float" office:value="380.387554" calcext:value-type="float">
            <text:p>380,387554</text:p>
          </table:table-cell>
          <table:table-cell/>
          <table:table-cell table:formula="of:=AVERAGE([.C59:.C61])" office:value-type="float" office:value="1.06381133333333" calcext:value-type="float">
            <text:p>1,06381133333333</text:p>
          </table:table-cell>
          <table:table-cell table:number-columns-repeated="2"/>
          <table:table-cell office:value-type="float" office:value="1903847718" calcext:value-type="float">
            <text:p>1903847718</text:p>
          </table:table-cell>
          <table:table-cell table:formula="of:=AVERAGE([.J59:.J61])" office:value-type="float" office:value="2127622915.33333" calcext:value-type="float">
            <text:p>2127622915,3333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1.239974" calcext:value-type="float">
            <text:p>1,239974</text:p>
          </table:table-cell>
          <table:table-cell office:value-type="float" office:value="578.449053" calcext:value-type="float">
            <text:p>578,449053</text:p>
          </table:table-cell>
          <table:table-cell table:number-columns-repeated="5"/>
          <table:table-cell office:value-type="float" office:value="2479948071" calcext:value-type="float">
            <text:p>247994807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0.999536" calcext:value-type="float">
            <text:p>0,999536</text:p>
          </table:table-cell>
          <table:table-cell office:value-type="float" office:value="277.787213" calcext:value-type="float">
            <text:p>277,787213</text:p>
          </table:table-cell>
          <table:table-cell table:number-columns-repeated="5"/>
          <table:table-cell office:value-type="float" office:value="1999072957" calcext:value-type="float">
            <text:p>199907295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.632611" calcext:value-type="float">
            <text:p>0,632611</text:p>
          </table:table-cell>
          <table:table-cell office:value-type="float" office:value="23.587532" calcext:value-type="float">
            <text:p>23,587532</text:p>
          </table:table-cell>
          <table:table-cell table:formula="of:=AVERAGE([.D62:.D64])" office:value-type="float" office:value="32.2240946666667" calcext:value-type="float">
            <text:p>32,2240946666667</text:p>
          </table:table-cell>
          <table:table-cell/>
          <table:table-cell table:formula="of:=AVERAGE([.C62:.C64])" office:value-type="float" office:value="0.841373666666667" calcext:value-type="float">
            <text:p>0,841373666666667</text:p>
          </table:table-cell>
          <table:table-cell table:number-columns-repeated="2"/>
          <table:table-cell office:value-type="float" office:value="79076332" calcext:value-type="float">
            <text:p>79076332</text:p>
          </table:table-cell>
          <table:table-cell table:formula="of:=AVERAGE([.J62:.J64])" office:value-type="float" office:value="105171672.333333" calcext:value-type="float">
            <text:p>105171672,33333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.93387" calcext:value-type="float">
            <text:p>0,93387</text:p>
          </table:table-cell>
          <table:table-cell office:value-type="float" office:value="36.409902" calcext:value-type="float">
            <text:p>36,409902</text:p>
          </table:table-cell>
          <table:table-cell table:number-columns-repeated="5"/>
          <table:table-cell office:value-type="float" office:value="116733700" calcext:value-type="float">
            <text:p>116733700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.95764" calcext:value-type="float">
            <text:p>0,95764</text:p>
          </table:table-cell>
          <table:table-cell office:value-type="float" office:value="36.67485" calcext:value-type="float">
            <text:p>36,67485</text:p>
          </table:table-cell>
          <table:table-cell table:number-columns-repeated="5"/>
          <table:table-cell office:value-type="float" office:value="119704985" calcext:value-type="float">
            <text:p>11970498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976826" calcext:value-type="float">
            <text:p>0,976826</text:p>
          </table:table-cell>
          <table:table-cell office:value-type="float" office:value="75.554724" calcext:value-type="float">
            <text:p>75,554724</text:p>
          </table:table-cell>
          <table:table-cell table:formula="of:=AVERAGE([.D65:.D67])" office:value-type="float" office:value="59.984195" calcext:value-type="float">
            <text:p>59,984195</text:p>
          </table:table-cell>
          <table:table-cell/>
          <table:table-cell table:formula="of:=AVERAGE([.C65:.C67])" office:value-type="float" office:value="0.757145666666667" calcext:value-type="float">
            <text:p>0,757145666666667</text:p>
          </table:table-cell>
          <table:table-cell table:number-columns-repeated="2"/>
          <table:table-cell office:value-type="float" office:value="244206615" calcext:value-type="float">
            <text:p>244206615</text:p>
          </table:table-cell>
          <table:table-cell table:formula="of:=AVERAGE([.J65:.J67])" office:value-type="float" office:value="189286450.666667" calcext:value-type="float">
            <text:p>189286450,666667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632836" calcext:value-type="float">
            <text:p>0,632836</text:p>
          </table:table-cell>
          <table:table-cell office:value-type="float" office:value="52.719882" calcext:value-type="float">
            <text:p>52,719882</text:p>
          </table:table-cell>
          <table:table-cell table:number-columns-repeated="5"/>
          <table:table-cell office:value-type="float" office:value="158208934" calcext:value-type="float">
            <text:p>15820893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661775" calcext:value-type="float">
            <text:p>0,661775</text:p>
          </table:table-cell>
          <table:table-cell office:value-type="float" office:value="51.677979" calcext:value-type="float">
            <text:p>51,677979</text:p>
          </table:table-cell>
          <table:table-cell table:number-columns-repeated="5"/>
          <table:table-cell office:value-type="float" office:value="165443803" calcext:value-type="float">
            <text:p>16544380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33962" calcext:value-type="float">
            <text:p>0,633962</text:p>
          </table:table-cell>
          <table:table-cell office:value-type="float" office:value="105.633854" calcext:value-type="float">
            <text:p>105,633854</text:p>
          </table:table-cell>
          <table:table-cell table:formula="of:=AVERAGE([.D68:.D70])" office:value-type="float" office:value="120.648676333333" calcext:value-type="float">
            <text:p>120,648676333333</text:p>
          </table:table-cell>
          <table:table-cell/>
          <table:table-cell table:formula="of:=AVERAGE([.C68:.C70])" office:value-type="float" office:value="0.745766" calcext:value-type="float">
            <text:p>0,745766</text:p>
          </table:table-cell>
          <table:table-cell table:number-columns-repeated="2"/>
          <table:table-cell office:value-type="float" office:value="316981099" calcext:value-type="float">
            <text:p>316981099</text:p>
          </table:table-cell>
          <table:table-cell table:formula="of:=AVERAGE([.J68:.J70])" office:value-type="float" office:value="372883030.333333" calcext:value-type="float">
            <text:p>372883030,33333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635828" calcext:value-type="float">
            <text:p>0,635828</text:p>
          </table:table-cell>
          <table:table-cell office:value-type="float" office:value="106.160816" calcext:value-type="float">
            <text:p>106,160816</text:p>
          </table:table-cell>
          <table:table-cell table:number-columns-repeated="5"/>
          <table:table-cell office:value-type="float" office:value="317913848" calcext:value-type="float">
            <text:p>31791384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0.967508" calcext:value-type="float">
            <text:p>0,967508</text:p>
          </table:table-cell>
          <table:table-cell office:value-type="float" office:value="150.151359" calcext:value-type="float">
            <text:p>150,151359</text:p>
          </table:table-cell>
          <table:table-cell table:number-columns-repeated="5"/>
          <table:table-cell office:value-type="float" office:value="483754144" calcext:value-type="float">
            <text:p>48375414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630608" calcext:value-type="float">
            <text:p>0,630608</text:p>
          </table:table-cell>
          <table:table-cell office:value-type="float" office:value="213.196699" calcext:value-type="float">
            <text:p>213,196699</text:p>
          </table:table-cell>
          <table:table-cell table:formula="of:=AVERAGE([.D71:.D73])" office:value-type="float" office:value="207.538479333333" calcext:value-type="float">
            <text:p>207,538479333333</text:p>
          </table:table-cell>
          <table:table-cell/>
          <table:table-cell table:formula="of:=AVERAGE([.C71:.C73])" office:value-type="float" office:value="0.629482" calcext:value-type="float">
            <text:p>0,629482</text:p>
          </table:table-cell>
          <table:table-cell table:number-columns-repeated="2"/>
          <table:table-cell office:value-type="float" office:value="630607943" calcext:value-type="float">
            <text:p>630607943</text:p>
          </table:table-cell>
          <table:table-cell table:formula="of:=AVERAGE([.J71:.J73])" office:value-type="float" office:value="629482135" calcext:value-type="float">
            <text:p>629482135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640477" calcext:value-type="float">
            <text:p>0,640477</text:p>
          </table:table-cell>
          <table:table-cell office:value-type="float" office:value="213.804369" calcext:value-type="float">
            <text:p>213,804369</text:p>
          </table:table-cell>
          <table:table-cell table:number-columns-repeated="5"/>
          <table:table-cell office:value-type="float" office:value="640477381" calcext:value-type="float">
            <text:p>6404773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0.617361" calcext:value-type="float">
            <text:p>0,617361</text:p>
          </table:table-cell>
          <table:table-cell office:value-type="float" office:value="195.61437" calcext:value-type="float">
            <text:p>195,61437</text:p>
          </table:table-cell>
          <table:table-cell table:number-columns-repeated="5"/>
          <table:table-cell office:value-type="float" office:value="617361081" calcext:value-type="float">
            <text:p>6173610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0.606929" calcext:value-type="float">
            <text:p>0,606929</text:p>
          </table:table-cell>
          <table:table-cell office:value-type="float" office:value="395.234426" calcext:value-type="float">
            <text:p>395,234426</text:p>
          </table:table-cell>
          <table:table-cell table:formula="of:=AVERAGE([.D74:.D76])" office:value-type="float" office:value="402.792392" calcext:value-type="float">
            <text:p>402,792392</text:p>
          </table:table-cell>
          <table:table-cell/>
          <table:table-cell table:formula="of:=AVERAGE([.C74:.C76])" office:value-type="float" office:value="0.618874666666667" calcext:value-type="float">
            <text:p>0,618874666666667</text:p>
          </table:table-cell>
          <table:table-cell table:number-columns-repeated="2"/>
          <table:table-cell office:value-type="float" office:value="1213858457" calcext:value-type="float">
            <text:p>1213858457</text:p>
          </table:table-cell>
          <table:table-cell table:formula="of:=AVERAGE([.J74:.J76])" office:value-type="float" office:value="1237748980.33333" calcext:value-type="float">
            <text:p>1237748980,3333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0.612471" calcext:value-type="float">
            <text:p>0,612471</text:p>
          </table:table-cell>
          <table:table-cell office:value-type="float" office:value="393.867957" calcext:value-type="float">
            <text:p>393,867957</text:p>
          </table:table-cell>
          <table:table-cell table:number-columns-repeated="5"/>
          <table:table-cell office:value-type="float" office:value="1224941263" calcext:value-type="float">
            <text:p>122494126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0.637224" calcext:value-type="float">
            <text:p>0,637224</text:p>
          </table:table-cell>
          <table:table-cell office:value-type="float" office:value="419.274793" calcext:value-type="float">
            <text:p>419,274793</text:p>
          </table:table-cell>
          <table:table-cell table:number-columns-repeated="5"/>
          <table:table-cell office:value-type="float" office:value="1274447221" calcext:value-type="float">
            <text:p>12744472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7">
      <number:hours/>
      <number:text>:</number:text>
      <number:minutes number:style="long"/>
      <number:text> </number:text>
      <number:am-pm/>
    </number:time-style>
    <number:number-style style:name="N132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8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4" number:min-decimal-places="4" number:min-integer-digits="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19">
      <number:day/>
      <number:text>/</number:text>
      <number:month/>
      <number:text>/</number:text>
      <number:year number:style="long"/>
    </number:date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time-style style:name="N138">
      <number:minutes number:style="long"/>
      <number:text>:</number:text>
      <number:seconds number:style="long"/>
    </number:tim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21:10:15.569690720</dc:date>
    <meta:editing-duration>PT5H34M43S</meta:editing-duration>
    <meta:editing-cycles>20</meta:editing-cycles>
    <meta:generator>LibreOffice/7.3.7.2$Linux_X86_64 LibreOffice_project/30$Build-2</meta:generator>
    <meta:document-statistic meta:table-count="2" meta:cell-count="641" meta:object-count="0"/>
  </office:meta>
</office:document-meta>
</file>